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5" style:parent-style-name="Основнойшрифтабзаца" style:family="text">
      <style:text-properties style:font-name="Times New Roman" fo:font-size="10pt" style:font-size-asian="10pt"/>
    </style:style>
    <style:style style:name="T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end" fo:line-height="200%"/>
    </style:style>
    <style:style style:name="T29" style:parent-style-name="Основнойшрифтабзаца" style:family="text">
      <style:text-properties style:font-name="Times New Roman" fo:font-size="10pt" style:font-size-asian="10pt"/>
    </style:style>
    <style:style style:name="T3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T41" style:parent-style-name="Основнойшрифтабзаца" style:family="text">
      <style:text-properties style:font-name="Times New Roman" fo:font-size="10pt" style:font-size-asian="10pt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P43" style:parent-style-name="Обычный" style:family="paragraph">
      <style:paragraph-properties fo:text-align="end" fo:line-height="200%"/>
    </style:style>
    <style:style style:name="T44" style:parent-style-name="Основнойшрифтабзаца" style:family="text">
      <style:text-properties style:font-name="Times New Roman" fo:font-size="10pt" style:font-size-asian="10pt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2" style:parent-style-name="Обычный" style:family="paragraph">
      <style:paragraph-properties fo:text-align="end" fo:line-height="200%"/>
    </style:style>
    <style:style style:name="T53" style:parent-style-name="Основнойшрифтабзаца" style:family="text">
      <style:text-properties style:font-name="Times New Roman" fo:font-size="10pt" style:font-size-asian="10pt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" style:parent-style-name="Обычный" style:family="paragraph">
      <style:paragraph-properties fo:text-align="end" fo:line-height="200%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/>
    </style:style>
    <style:style style:name="T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/>
    </style:style>
    <style:style style:name="T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0" style:parent-style-name="Обычный" style:family="paragraph">
      <style:paragraph-properties fo:text-align="end" fo:line-height="200%"/>
    </style:style>
    <style:style style:name="T71" style:parent-style-name="Основнойшрифтабзаца" style:family="text">
      <style:text-properties style:font-name="Times New Roman" fo:font-size="10pt" style:font-size-asian="10pt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6" style:parent-style-name="Обычный" style:list-style-name="LFO1" style:family="paragraph">
      <style:paragraph-properties>
        <style:tab-stops>
          <style:tab-stop style:type="left" style:position="-20.7777in"/>
        </style:tab-stops>
      </style:paragraph-properties>
    </style:style>
    <style:style style:name="T7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T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90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9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2" style:parent-style-name="Основнойшрифтабзаца" style:family="text">
      <style:text-properties style:font-name="Times New Roman" fo:font-size="10pt" style:font-size-asian="10pt"/>
    </style:style>
    <style:style style:name="P93" style:parent-style-name="Обычный" style:list-style-name="LFO3" style:family="paragraph">
      <style:paragraph-properties fo:widows="2" fo:orphans="2" style:punctuation-wrap="hanging" style:text-autospace="ideograph-alpha" style:vertical-align="auto" fo:margin-left="0.2458in" fo:text-indent="-0.2458in">
        <style:tab-stops>
          <style:tab-stop style:type="left" style:position="0in"/>
        </style:tab-stops>
      </style:paragraph-properties>
      <style:text-properties fo:hyphenate="true"/>
    </style:style>
    <style:style style:name="T94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5" style:parent-style-name="Основнойшрифтабзаца" style:family="text">
      <style:text-properties style:font-name="Times New Roman" fo:font-size="10pt" style:font-size-asian="10pt"/>
    </style:style>
    <style:style style:name="T96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7" style:parent-style-name="Основнойшрифтабзаца" style:family="text">
      <style:text-properties style:font-name="Times New Roman" fo:font-size="10pt" style:font-size-asian="10pt"/>
    </style:style>
    <style:style style:name="T98" style:parent-style-name="Основнойшрифтабзаца" style:family="text">
      <style:text-properties style:font-name="Times New Roman" style:font-name-asian="Arial" fo:font-weight="bold" style:font-weight-asian="bold" fo:font-size="10pt" style:font-size-asian="10pt" style:font-size-complex="10pt"/>
    </style:style>
    <style:style style:name="T99" style:parent-style-name="Основнойшрифтабзаца" style:family="text">
      <style:text-properties style:font-name="Times New Roman" style:font-name-asian="Arial" fo:font-weight="bold" style:font-weight-asian="bold" fo:font-size="10pt" style:font-size-asian="10pt" style:font-size-complex="10pt"/>
    </style:style>
    <style:style style:name="T100" style:parent-style-name="Основнойшрифтабзаца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01" style:parent-style-name="Обычный" style:list-style-name="LFO4" style:family="paragraph">
      <style:paragraph-properties>
        <style:tab-stops>
          <style:tab-stop style:type="left" style:position="-20.7777in"/>
        </style:tab-stops>
      </style:paragraph-properties>
    </style:style>
    <style:style style:name="T10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103" style:parent-style-name="Основнойшрифтабзаца" style:family="text">
      <style:text-properties style:font-name="Times New Roman" fo:font-size="10pt" style:font-size-asian="10pt"/>
    </style:style>
    <style:style style:name="T10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05" style:parent-style-name="Основнойшрифтабзаца" style:family="text">
      <style:text-properties style:font-name="Times New Roman" fo:font-size="10pt" style:font-size-asian="10pt"/>
    </style:style>
    <style:style style:name="P106" style:parent-style-name="Обычный" style:family="paragraph">
      <style:paragraph-properties fo:margin-left="0.25in">
        <style:tab-stops/>
      </style:paragraph-properties>
    </style:style>
    <style:style style:name="T107" style:parent-style-name="Основнойшрифтабзаца" style:family="text">
      <style:text-properties style:font-name="Times New Roman" fo:font-size="10pt" style:font-size-asian="10pt"/>
    </style:style>
    <style:style style:name="T1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Times New Roman" fo:font-size="10pt" style:font-size-asian="10pt"/>
    </style:style>
    <style:style style:name="T1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fo:font-size="10pt" style:font-size-asian="10pt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/>
    </style:style>
    <style:style style:name="P121" style:parent-style-name="Обычный" style:family="paragraph">
      <style:paragraph-properties fo:text-align="justify" fo:margin-left="0.25in">
        <style:tab-stops/>
      </style:paragraph-properties>
    </style:style>
    <style:style style:name="T122" style:parent-style-name="Основнойшрифтабзаца" style:family="text">
      <style:text-properties style:font-name="Times New Roman" fo:font-size="10pt" style:font-size-asian="10pt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fo:font-size="10pt" style:font-size-asian="10pt"/>
    </style:style>
    <style:style style:name="T1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36" style:parent-style-name="Обычный" style:family="paragraph">
      <style:paragraph-properties fo:text-align="justify" fo:margin-left="0.25in">
        <style:tab-stops/>
      </style:paragraph-properties>
    </style:style>
    <style:style style:name="T137" style:parent-style-name="Основнойшрифтабзаца" style:family="text">
      <style:text-properties style:font-name="Times New Roman" fo:font-size="10pt" style:font-size-asian="10pt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62" style:parent-style-name="Обычный" style:family="paragraph">
      <style:paragraph-properties fo:text-align="justify" fo:margin-left="0.25in">
        <style:tab-stops/>
      </style:paragraph-properties>
    </style:style>
    <style:style style:name="P163" style:parent-style-name="Обычный" style:family="paragraph">
      <style:paragraph-properties fo:text-align="justify" fo:margin-left="0.25in">
        <style:tab-stops/>
      </style:paragraph-properties>
    </style:style>
    <style:style style:name="T16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65" style:parent-style-name="Обычный" style:family="paragraph">
      <style:paragraph-properties fo:text-align="justify" fo:margin-left="0.25in">
        <style:tab-stops/>
      </style:paragraph-properties>
    </style:style>
    <style:style style:name="T166" style:parent-style-name="Основнойшрифтабзаца" style:family="text">
      <style:text-properties style:font-name="Times New Roman" fo:font-size="10pt" style:font-size-asian="10pt"/>
    </style:style>
    <style:style style:name="T16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3" style:parent-style-name="Основнойшрифтабзаца" style:family="text">
      <style:text-properties style:font-name="Times New Roman" fo:font-size="10pt" style:font-size-asian="10pt"/>
    </style:style>
    <style:style style:name="T17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8" style:parent-style-name="Основнойшрифтабзаца" style:family="text">
      <style:text-properties style:font-name="Times New Roman" fo:font-size="10pt" style:font-size-asian="10pt"/>
    </style:style>
    <style:style style:name="T17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80" style:parent-style-name="Основнойшрифтабзаца" style:family="text">
      <style:text-properties style:font-name="Times New Roman" fo:font-size="10pt" style:font-size-asian="10pt"/>
    </style:style>
    <style:style style:name="T18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82" style:parent-style-name="Основнойшрифтабзаца" style:family="text">
      <style:text-properties style:font-name="Times New Roman" fo:font-size="10pt" style:font-size-asian="10pt"/>
    </style:style>
    <style:style style:name="T18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84" style:parent-style-name="Основнойшрифтабзаца" style:family="text">
      <style:text-properties style:font-name="Times New Roman" fo:font-size="10pt" style:font-size-asian="10pt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88" style:parent-style-name="Обычный" style:family="paragraph">
      <style:paragraph-properties fo:text-align="justify" fo:margin-left="0.25in">
        <style:tab-stops/>
      </style:paragraph-properties>
    </style:style>
    <style:style style:name="T189" style:parent-style-name="Основнойшрифтабзаца" style:family="text">
      <style:text-properties style:font-name="Times New Roman" fo:font-size="10pt" style:font-size-asian="10pt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14" style:parent-style-name="Обычный" style:list-style-name="LFO5" style:family="paragraph">
      <style:paragraph-properties>
        <style:tab-stops>
          <style:tab-stop style:type="left" style:position="-20.7777in"/>
        </style:tab-stops>
      </style:paragraph-properties>
    </style:style>
    <style:style style:name="T21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16" style:parent-style-name="Основнойшрифтабзаца" style:family="text">
      <style:text-properties style:font-name="Times New Roman" fo:font-size="10pt" style:font-size-asian="10pt"/>
    </style:style>
    <style:style style:name="T21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18" style:parent-style-name="Основнойшрифтабзаца" style:family="text">
      <style:text-properties style:font-name="Times New Roman" fo:font-size="10pt" style:font-size-asian="10pt"/>
    </style:style>
    <style:style style:name="P219" style:parent-style-name="Обычный" style:family="paragraph">
      <style:paragraph-properties fo:margin-left="0.25in">
        <style:tab-stops/>
      </style:paragraph-properties>
    </style:style>
    <style:style style:name="T220" style:parent-style-name="Основнойшрифтабзаца" style:family="text">
      <style:text-properties style:font-name="Times New Roman" fo:font-size="10pt" style:font-size-asian="10pt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Times New Roman" fo:font-size="10pt" style:font-size-asian="10pt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1" style:parent-style-name="Обычный" style:family="paragraph">
      <style:paragraph-properties fo:margin-left="0.25in">
        <style:tab-stops/>
      </style:paragraph-properties>
    </style:style>
    <style:style style:name="T232" style:parent-style-name="Основнойшрифтабзаца" style:family="text">
      <style:text-properties style:font-name="Times New Roman" fo:font-size="10pt" style:font-size-asian="10pt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4" style:parent-style-name="Обычный" style:family="paragraph">
      <style:paragraph-properties fo:margin-left="0.25in">
        <style:tab-stops/>
      </style:paragraph-properties>
    </style:style>
    <style:style style:name="T245" style:parent-style-name="Основнойшрифтабзаца" style:family="text">
      <style:text-properties style:font-name="Times New Roman" fo:font-size="10pt" style:font-size-asian="10pt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57" style:parent-style-name="Обычный" style:family="paragraph">
      <style:paragraph-properties fo:margin-left="0.25in">
        <style:tab-stops/>
      </style:paragraph-properties>
    </style:style>
    <style:style style:name="T258" style:parent-style-name="Основнойшрифтабзаца" style:family="text">
      <style:text-properties style:font-name="Times New Roman" fo:font-size="10pt" style:font-size-asian="10pt"/>
    </style:style>
    <style:style style:name="T2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71" style:parent-style-name="Обычный" style:family="paragraph">
      <style:paragraph-properties fo:margin-left="0.25in">
        <style:tab-stops/>
      </style:paragraph-properties>
    </style:style>
    <style:style style:name="T272" style:parent-style-name="Основнойшрифтабзаца" style:family="text">
      <style:text-properties style:font-name="Times New Roman" fo:font-size="10pt" style:font-size-asian="10pt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5" style:parent-style-name="Обычный" style:family="paragraph">
      <style:paragraph-properties fo:margin-left="0.25in">
        <style:tab-stops/>
      </style:paragraph-properties>
    </style:style>
    <style:style style:name="T296" style:parent-style-name="Основнойшрифтабзаца" style:family="text">
      <style:text-properties style:font-name="Times New Roman" fo:font-size="10pt" style:font-size-asian="10pt"/>
    </style:style>
    <style:style style:name="T2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06" style:parent-style-name="Обычный" style:family="paragraph">
      <style:paragraph-properties fo:margin-left="0.25in">
        <style:tab-stops/>
      </style:paragraph-properties>
    </style:style>
    <style:style style:name="T307" style:parent-style-name="Основнойшрифтабзаца" style:family="text">
      <style:text-properties style:font-name="Times New Roman" fo:font-size="10pt" style:font-size-asian="10pt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27" style:parent-style-name="Обычный" style:family="paragraph">
      <style:paragraph-properties fo:margin-left="0.25in">
        <style:tab-stops/>
      </style:paragraph-properties>
    </style:style>
    <style:style style:name="P328" style:parent-style-name="Обычный" style:family="paragraph">
      <style:paragraph-properties fo:margin-left="0.25in">
        <style:tab-stops/>
      </style:paragraph-properties>
    </style:style>
    <style:style style:name="T32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330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31" style:parent-style-name="Обычный" style:family="paragraph">
      <style:paragraph-properties fo:margin-left="0.25in">
        <style:tab-stops/>
      </style:paragraph-properties>
    </style:style>
    <style:style style:name="T332" style:parent-style-name="Основнойшрифтабзаца" style:family="text">
      <style:text-properties style:font-name="Times New Roman" fo:font-size="10pt" style:font-size-asian="10pt"/>
    </style:style>
    <style:style style:name="T3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/>
    </style:style>
    <style:style style:name="T3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1" style:parent-style-name="Обычный" style:family="paragraph">
      <style:paragraph-properties fo:margin-left="0.25in">
        <style:tab-stops/>
      </style:paragraph-properties>
    </style:style>
    <style:style style:name="T342" style:parent-style-name="Основнойшрифтабзаца" style:family="text">
      <style:text-properties style:font-name="Times New Roman" fo:font-size="10pt" style:font-size-asian="10pt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4" style:parent-style-name="Обычный" style:family="paragraph">
      <style:paragraph-properties fo:margin-left="0.25in">
        <style:tab-stops/>
      </style:paragraph-properties>
    </style:style>
    <style:style style:name="T355" style:parent-style-name="Основнойшрифтабзаца" style:family="text">
      <style:text-properties style:font-name="Times New Roman" fo:font-size="10pt" style:font-size-asian="10pt"/>
    </style:style>
    <style:style style:name="T3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6" style:parent-style-name="Обычный" style:family="paragraph">
      <style:paragraph-properties fo:margin-left="0.25in">
        <style:tab-stops/>
      </style:paragraph-properties>
    </style:style>
    <style:style style:name="T367" style:parent-style-name="Основнойшрифтабзаца" style:family="text">
      <style:text-properties style:font-name="Times New Roman" fo:font-size="10pt" style:font-size-asian="10pt"/>
    </style:style>
    <style:style style:name="T3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79" style:parent-style-name="Обычный" style:family="paragraph">
      <style:paragraph-properties fo:margin-left="0.25in">
        <style:tab-stops/>
      </style:paragraph-properties>
    </style:style>
    <style:style style:name="T380" style:parent-style-name="Основнойшрифтабзаца" style:family="text">
      <style:text-properties style:font-name="Times New Roman" fo:font-size="10pt" style:font-size-asian="10pt"/>
    </style:style>
    <style:style style:name="T381" style:parent-style-name="Основнойшрифтабзаца" style:family="text">
      <style:text-properties style:font-name="Times New Roman" fo:font-size="10pt" style:font-size-asian="10pt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4" style:parent-style-name="Обычный" style:family="paragraph">
      <style:paragraph-properties fo:margin-left="0.25in">
        <style:tab-stops/>
      </style:paragraph-properties>
    </style:style>
    <style:style style:name="T405" style:parent-style-name="Основнойшрифтабзаца" style:family="text">
      <style:text-properties style:font-name="Times New Roman" fo:font-size="10pt" style:font-size-asian="10pt"/>
    </style:style>
    <style:style style:name="T4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15" style:parent-style-name="Обычный" style:family="paragraph">
      <style:paragraph-properties fo:margin-left="0.25in">
        <style:tab-stops/>
      </style:paragraph-properties>
    </style:style>
    <style:style style:name="T416" style:parent-style-name="Основнойшрифтабзаца" style:family="text">
      <style:text-properties style:font-name="Times New Roman" fo:font-size="10pt" style:font-size-asian="10pt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36" style:parent-style-name="Обычный" style:list-style-name="LFO6" style:family="paragraph">
      <style:paragraph-properties>
        <style:tab-stops>
          <style:tab-stop style:type="left" style:position="-20.7777in"/>
        </style:tab-stops>
      </style:paragraph-properties>
    </style:style>
    <style:style style:name="T43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38" style:parent-style-name="Основнойшрифтабзаца" style:family="text">
      <style:text-properties style:font-name="Times New Roman" fo:font-size="10pt" style:font-size-asian="10pt"/>
    </style:style>
    <style:style style:name="T439" style:parent-style-name="Основнойшрифтабзаца" style:family="text">
      <style:text-properties style:font-name="Times New Roman" fo:font-size="10pt" style:font-size-asian="10pt"/>
    </style:style>
    <style:style style:name="P440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P441" style:parent-style-name="Обычный" style:family="paragraph">
      <style:paragraph-properties>
        <style:tab-stops>
          <style:tab-stop style:type="left" style:position="-20.0277in"/>
        </style:tab-stops>
      </style:paragraph-properties>
      <style:text-properties fo:language="en" fo:country="US"/>
    </style:style>
    <style:style style:name="P44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4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5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6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7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8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49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0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16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17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T518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P51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2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37" style:parent-style-name="Обычный" style:family="paragraph">
      <style:paragraph-properties>
        <style:tab-stops>
          <style:tab-stop style:type="left" style:position="-20.0277in"/>
        </style:tab-stops>
      </style:paragraph-properties>
      <style:text-properties style:font-name="Times New Roman" style:letter-kerning="false" fo:font-size="12pt" style:font-size-asian="12pt" style:font-size-complex="12pt" fo:language="en" fo:country="US"/>
    </style:style>
    <style:style style:name="P538" style:parent-style-name="Обычный" style:family="paragraph">
      <style:paragraph-properties>
        <style:tab-stops>
          <style:tab-stop style:type="left" style:position="-20.0277in"/>
        </style:tab-stops>
      </style:paragraph-properties>
      <style:text-properties style:font-name="Times New Roman" style:letter-kerning="false" fo:font-size="12pt" style:font-size-asian="12pt" style:font-size-complex="12pt" fo:language="en" fo:country="US"/>
    </style:style>
    <style:style style:name="P539" style:parent-style-name="Обычный" style:family="paragraph">
      <style:paragraph-properties>
        <style:tab-stops>
          <style:tab-stop style:type="left" style:position="-20.0277in"/>
        </style:tab-stops>
      </style:paragraph-properties>
      <style:text-properties style:font-name="Times New Roman" style:letter-kerning="false" fo:font-size="12pt" style:font-size-asian="12pt" style:font-size-complex="12pt" fo:language="en" fo:country="US"/>
    </style:style>
    <style:style style:name="P540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41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T542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P54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4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5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6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7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8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59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0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1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2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3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2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3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4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5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6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7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8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49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50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51" style:parent-style-name="Обычный" style:family="paragraph">
      <style:paragraph-properties fo:widows="2" fo:orphans="2" style:punctuation-wrap="hanging" style:text-autospace="ideograph-alpha" style:vertical-align="auto"/>
      <style:text-properties style:font-name="Times New Roman" style:letter-kerning="false" fo:font-size="12pt" style:font-size-asian="12pt" style:font-size-complex="12pt" fo:language="en" fo:country="US" fo:hyphenate="true"/>
    </style:style>
    <style:style style:name="P652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53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T654" style:parent-style-name="Основнойшрифтабзаца" style:family="text">
      <style:text-properties style:font-name="Times New Roman" style:letter-kerning="false" fo:font-size="12pt" style:font-size-asian="12pt" style:font-size-complex="12pt"/>
    </style:style>
    <style:style style:name="T655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P656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57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T658" style:parent-style-name="Основнойшрифтабзаца" style:family="text">
      <style:text-properties style:font-name="Times New Roman" style:letter-kerning="false" fo:font-size="12pt" style:font-size-asian="12pt" style:font-size-complex="12pt"/>
    </style:style>
    <style:style style:name="T659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P660" style:parent-style-name="Обычный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61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T662" style:parent-style-name="Основнойшрифтабзаца" style:family="text">
      <style:text-properties style:font-name="Times New Roman" style:letter-kerning="false" fo:font-size="12pt" style:font-size-asian="12pt" style:font-size-complex="12pt"/>
    </style:style>
    <style:style style:name="T663" style:parent-style-name="Основнойшрифтабзаца" style:family="text">
      <style:text-properties style:font-name="Times New Roman" style:letter-kerning="false" fo:font-size="12pt" style:font-size-asian="12pt" style:font-size-complex="12pt" fo:language="en" fo:country="US"/>
    </style:style>
    <style:style style:name="P664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T665" style:parent-style-name="Основнойшрифтабзаца" style:family="text">
      <style:text-properties style:font-name="Times New Roman" style:letter-kerning="false" fo:font-size="12pt" style:font-size-asian="12pt" style:font-size-complex="12pt"/>
    </style:style>
    <style:style style:name="P666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P667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668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669" style:parent-style-name="Основнойшрифтабзаца" style:family="text">
      <style:text-properties style:font-name="Times New Roman" fo:font-size="10pt" style:font-size-asian="10pt"/>
    </style:style>
    <style:style style:name="T670" style:parent-style-name="Основнойшрифтабзаца" style:family="text">
      <style:text-properties style:font-name="Times New Roman" fo:font-size="10pt" style:font-size-asian="10pt"/>
    </style:style>
    <style:style style:name="T67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672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67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674" style:parent-style-name="Обычный" style:family="paragraph">
      <style:paragraph-properties fo:text-align="end"/>
    </style:style>
    <style:style style:name="T675" style:parent-style-name="Основнойшрифтабзаца" style:family="text">
      <style:text-properties style:font-name="Times New Roman" fo:font-size="10pt" style:font-size-asian="10pt"/>
    </style:style>
    <style:style style:name="T6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80" style:parent-style-name="Обычный" style:list-style-name="LFO7" style:family="paragraph">
      <style:paragraph-properties>
        <style:tab-stops>
          <style:tab-stop style:type="left" style:position="-20.7777in"/>
        </style:tab-stops>
      </style:paragraph-properties>
    </style:style>
    <style:style style:name="T68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68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683" style:parent-style-name="Основнойшрифтабзаца" style:family="text">
      <style:text-properties style:font-name="Times New Roman" fo:font-size="10pt" style:font-size-asian="10pt"/>
    </style:style>
    <style:style style:name="P684" style:parent-style-name="Обычный" style:list-style-name="LFO8" style:family="paragraph">
      <style:paragraph-properties fo:text-align="justify">
        <style:tab-stops>
          <style:tab-stop style:type="left" style:position="-20.7777in"/>
        </style:tab-stops>
      </style:paragraph-properties>
    </style:style>
    <style:style style:name="T68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686" style:parent-style-name="Основнойшрифтабзаца" style:family="text">
      <style:text-properties style:font-name="Times New Roman" fo:font-size="10pt" style:font-size-asian="10pt"/>
    </style:style>
    <style:style style:name="T687" style:parent-style-name="Основнойшрифтабзаца" style:family="text">
      <style:text-properties style:font-name="Times New Roman" fo:font-size="10pt" style:font-size-asian="10pt"/>
    </style:style>
    <style:style style:name="TableColumn689" style:family="table-column">
      <style:table-column-properties style:column-width="0.3222in" style:use-optimal-column-width="false"/>
    </style:style>
    <style:style style:name="TableColumn690" style:family="table-column">
      <style:table-column-properties style:column-width="0.4652in" style:use-optimal-column-width="false"/>
    </style:style>
    <style:style style:name="TableColumn691" style:family="table-column">
      <style:table-column-properties style:column-width="0.6611in" style:use-optimal-column-width="false"/>
    </style:style>
    <style:style style:name="TableColumn692" style:family="table-column">
      <style:table-column-properties style:column-width="0.75in" style:use-optimal-column-width="false"/>
    </style:style>
    <style:style style:name="TableColumn693" style:family="table-column">
      <style:table-column-properties style:column-width="1.375in" style:use-optimal-column-width="false"/>
    </style:style>
    <style:style style:name="TableColumn694" style:family="table-column">
      <style:table-column-properties style:column-width="1.9986in" style:use-optimal-column-width="false"/>
    </style:style>
    <style:style style:name="TableColumn695" style:family="table-column">
      <style:table-column-properties style:column-width="1.1187in" style:use-optimal-column-width="false"/>
    </style:style>
    <style:style style:name="Table688" style:family="table">
      <style:table-properties style:width="6.6909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8" style:parent-style-name="Обычный" style:family="paragraph">
      <style:paragraph-properties fo:text-align="center"/>
    </style:style>
    <style:style style:name="T699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7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1" style:parent-style-name="Обычный" style:family="paragraph">
      <style:paragraph-properties fo:text-align="center"/>
    </style:style>
    <style:style style:name="T702" style:parent-style-name="Основнойшрифтабзаца" style:family="text">
      <style:text-properties style:font-name="Times New Roman" fo:font-size="12pt" style:font-size-asian="12pt"/>
    </style:style>
    <style:style style:name="P703" style:parent-style-name="Обычный" style:family="paragraph">
      <style:paragraph-properties fo:text-align="center"/>
    </style:style>
    <style:style style:name="T704" style:parent-style-name="Основнойшрифтабзаца" style:family="text">
      <style:text-properties style:font-name="Times New Roman" fo:font-size="12pt" style:font-size-asian="12pt"/>
    </style:style>
    <style:style style:name="P705" style:parent-style-name="Обычный" style:family="paragraph">
      <style:paragraph-properties fo:text-align="center"/>
    </style:style>
    <style:style style:name="T706" style:parent-style-name="Основнойшрифтабзаца" style:family="text">
      <style:text-properties style:font-name="Times New Roman" fo:font-size="12pt" style:font-size-asian="12pt"/>
    </style:style>
    <style:style style:name="TableCell7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text-align="center"/>
    </style:style>
    <style:style style:name="T709" style:parent-style-name="Основнойшрифтабзаца" style:family="text">
      <style:text-properties style:font-name="Times New Roman" fo:font-size="12pt" style:font-size-asian="12pt"/>
    </style:style>
    <style:style style:name="TableCell7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1" style:parent-style-name="Обычный" style:family="paragraph">
      <style:paragraph-properties fo:text-align="center"/>
    </style:style>
    <style:style style:name="T712" style:parent-style-name="Основнойшрифтабзаца" style:family="text">
      <style:text-properties style:font-name="Times New Roman" fo:font-size="12pt" style:font-size-asian="12pt"/>
    </style:style>
    <style:style style:name="TableCell7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text-align="center"/>
    </style:style>
    <style:style style:name="T715" style:parent-style-name="Основнойшрифтабзаца" style:family="text">
      <style:text-properties style:font-name="Times New Roman" fo:font-size="12pt" style:font-size-asian="12pt"/>
    </style:style>
    <style:style style:name="TableCell7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7" style:parent-style-name="Обычный" style:family="paragraph">
      <style:paragraph-properties fo:text-align="center"/>
    </style:style>
    <style:style style:name="T718" style:parent-style-name="Основнойшрифтабзаца" style:family="text">
      <style:text-properties style:font-name="Times New Roman" fo:font-size="12pt" style:font-size-asian="12pt"/>
    </style:style>
    <style:style style:name="TableCell7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text-align="center"/>
    </style:style>
    <style:style style:name="T721" style:parent-style-name="Основнойшрифтабзаца" style:family="text">
      <style:text-properties style:font-name="Times New Roman" fo:font-size="12pt" style:font-size-asian="12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4" style:parent-style-name="Обычный" style:family="paragraph">
      <style:paragraph-properties fo:text-align="justify"/>
    </style:style>
    <style:style style:name="P725" style:parent-style-name="Обычный" style:family="paragraph">
      <style:paragraph-properties fo:text-align="justify"/>
    </style:style>
    <style:style style:name="P726" style:parent-style-name="Обычный" style:family="paragraph">
      <style:paragraph-properties fo:text-align="justify"/>
    </style:style>
    <style:style style:name="P727" style:parent-style-name="Обычный" style:family="paragraph">
      <style:paragraph-properties fo:text-align="justify"/>
    </style:style>
    <style:style style:name="P728" style:parent-style-name="Обычный" style:family="paragraph">
      <style:paragraph-properties fo:text-align="justify"/>
    </style:style>
    <style:style style:name="P729" style:parent-style-name="Обычный" style:family="paragraph">
      <style:paragraph-properties fo:text-align="justify"/>
    </style:style>
    <style:style style:name="P730" style:parent-style-name="Обычный" style:family="paragraph">
      <style:paragraph-properties fo:text-align="justify"/>
    </style:style>
    <style:style style:name="P731" style:parent-style-name="Обычный" style:family="paragraph">
      <style:paragraph-properties fo:text-align="justify"/>
    </style:style>
    <style:style style:name="P732" style:parent-style-name="Обычный" style:family="paragraph">
      <style:paragraph-properties fo:text-align="justify"/>
    </style:style>
    <style:style style:name="P733" style:parent-style-name="Обычный" style:family="paragraph">
      <style:paragraph-properties fo:text-align="justify"/>
    </style:style>
    <style:style style:name="P734" style:parent-style-name="Обычный" style:family="paragraph">
      <style:paragraph-properties fo:text-align="justify"/>
    </style:style>
    <style:style style:name="P735" style:parent-style-name="Обычный" style:family="paragraph">
      <style:paragraph-properties fo:text-align="justify"/>
    </style:style>
    <style:style style:name="P736" style:parent-style-name="Обычный" style:family="paragraph">
      <style:paragraph-properties fo:text-align="justify"/>
    </style:style>
    <style:style style:name="P737" style:parent-style-name="Обычный" style:family="paragraph">
      <style:paragraph-properties fo:text-align="justify"/>
    </style:style>
    <style:style style:name="P738" style:parent-style-name="Обычный" style:family="paragraph">
      <style:paragraph-properties fo:text-align="justify"/>
    </style:style>
    <style:style style:name="P739" style:parent-style-name="Обычный" style:family="paragraph">
      <style:paragraph-properties fo:text-align="justify"/>
    </style:style>
    <style:style style:name="P740" style:parent-style-name="Обычный" style:family="paragraph">
      <style:paragraph-properties fo:text-align="justify"/>
    </style:style>
    <style:style style:name="P741" style:parent-style-name="Обычный" style:family="paragraph">
      <style:paragraph-properties fo:text-align="justify"/>
    </style:style>
    <style:style style:name="P742" style:parent-style-name="Обычный" style:family="paragraph">
      <style:paragraph-properties fo:text-align="justify"/>
    </style:style>
    <style:style style:name="P743" style:parent-style-name="Обычный" style:family="paragraph">
      <style:paragraph-properties fo:text-align="justify"/>
    </style:style>
    <style:style style:name="P744" style:parent-style-name="Обычный" style:family="paragraph">
      <style:paragraph-properties fo:text-align="justify"/>
    </style:style>
    <style:style style:name="P745" style:parent-style-name="Обычный" style:family="paragraph">
      <style:paragraph-properties fo:text-align="justify"/>
    </style:style>
    <style:style style:name="P746" style:parent-style-name="Обычный" style:family="paragraph">
      <style:paragraph-properties fo:text-align="justify"/>
    </style:style>
    <style:style style:name="P747" style:parent-style-name="Обычный" style:family="paragraph">
      <style:paragraph-properties fo:text-align="justify"/>
    </style:style>
    <style:style style:name="P748" style:parent-style-name="Обычный" style:family="paragraph">
      <style:paragraph-properties fo:text-align="justify"/>
    </style:style>
    <style:style style:name="P749" style:parent-style-name="Обычный" style:family="paragraph">
      <style:paragraph-properties fo:text-align="justify"/>
    </style:style>
    <style:style style:name="P750" style:parent-style-name="Обычный" style:family="paragraph">
      <style:paragraph-properties fo:text-align="justify"/>
    </style:style>
    <style:style style:name="P751" style:parent-style-name="Обычный" style:family="paragraph">
      <style:paragraph-properties fo:text-align="justify"/>
    </style:style>
    <style:style style:name="TableCell7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3" style:parent-style-name="Обычный" style:family="paragraph">
      <style:paragraph-properties fo:text-align="justify"/>
    </style:style>
    <style:style style:name="TableCell7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text-align="justify"/>
    </style:style>
    <style:style style:name="TableCell7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text-align="justify"/>
    </style:style>
    <style:style style:name="TableCell7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text-align="justify"/>
    </style:style>
    <style:style style:name="TableCell7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text-align="justify"/>
    </style:style>
    <style:style style:name="TableCell7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text-align="justify"/>
    </style:style>
    <style:style style:name="P764" style:parent-style-name="Обычный" style:family="paragraph">
      <style:paragraph-properties fo:text-align="justify"/>
    </style:style>
    <style:style style:name="P765" style:parent-style-name="Обычный" style:list-style-name="LFO9" style:family="paragraph">
      <style:paragraph-properties>
        <style:tab-stops>
          <style:tab-stop style:type="left" style:position="-20.7777in"/>
        </style:tab-stops>
      </style:paragraph-properties>
    </style:style>
    <style:style style:name="T766" style:parent-style-name="Основнойшрифтабзаца" style:family="text">
      <style:text-properties style:font-name="Times New Roman" fo:font-size="10pt" style:font-size-asian="10pt"/>
    </style:style>
    <style:style style:name="T7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814" style:parent-style-name="Обычный" style:list-style-name="LFO9" style:family="paragraph">
      <style:paragraph-properties>
        <style:tab-stops>
          <style:tab-stop style:type="left" style:position="-20.7777in"/>
        </style:tab-stops>
      </style:paragraph-properties>
    </style:style>
    <style:style style:name="T815" style:parent-style-name="Основнойшрифтабзаца" style:family="text">
      <style:text-properties style:font-name="Times New Roman" fo:font-size="10pt" style:font-size-asian="10pt"/>
    </style:style>
    <style:style style:name="T816" style:parent-style-name="Основнойшрифтабзаца" style:family="text">
      <style:text-properties style:font-name="Times New Roman" fo:font-size="10pt" style:font-size-asian="10pt"/>
    </style:style>
    <style:style style:name="P817" style:parent-style-name="Обычный" style:list-style-name="LFO9" style:family="paragraph">
      <style:paragraph-properties>
        <style:tab-stops>
          <style:tab-stop style:type="left" style:position="-20.7777in"/>
        </style:tab-stops>
      </style:paragraph-properties>
    </style:style>
    <style:style style:name="P818" style:parent-style-name="Обычный" style:family="paragraph">
      <style:paragraph-properties fo:margin-left="0.25in">
        <style:tab-stops/>
      </style:paragraph-properties>
    </style:style>
    <style:style style:name="T819" style:parent-style-name="Основнойшрифтабзаца" style:family="text">
      <style:text-properties style:font-name="Times New Roman" fo:font-size="10pt" style:font-size-asian="10pt"/>
    </style:style>
    <style:style style:name="T8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860" style:parent-style-name="Обычный" style:family="paragraph">
      <style:paragraph-properties fo:margin-left="0.25in">
        <style:tab-stops/>
      </style:paragraph-properties>
    </style:style>
    <style:style style:name="P861" style:parent-style-name="Обычный" style:family="paragraph">
      <style:paragraph-properties fo:text-align="end" fo:margin-left="0.25in">
        <style:tab-stops/>
      </style:paragraph-properties>
    </style:style>
    <style:style style:name="T862" style:parent-style-name="Основнойшрифтабзаца" style:family="text">
      <style:text-properties style:font-name="Times New Roman" fo:font-size="10pt" style:font-size-asian="10pt"/>
    </style:style>
    <style:style style:name="T8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8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7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<text:tab/>М8О-108Б-20</text:span><text:span text:style-name="T20"><text:tab/>Попова Матвея</text:span><text:span text:style-name="T21"><text:tab/></text:span><text:span text:style-name="T22"><text:tab/></text:span><text:span text:style-name="T23">,<text:s/></text:span><text:span text:style-name="T24">№</text:span><text:span text:style-name="T25"><text:s/>по списку <text:s/></text:span><text:span text:style-name="T26"><text:tab/>18</text:span><text:span text:style-name="T27"><text:tab/></text:span></text:p>
            <text:p text:style-name="P28"><text:span text:style-name="T29">Адреса</text:span><text:span text:style-name="T30"><text:s/>www, e-mail, jabber, skype</text:span><text:span text:style-name="T31"><text:tab/></text:span><text:span text:style-name="T32"><text:tab/></text:span><text:span text:style-name="T33"><text:tab/></text:span><text:span text:style-name="T34"><text:tab/></text:span></text:p>
            <text:p text:style-name="P35"><text:span text:style-name="T36">Работа выполнена: “ “ октября</text:span><text:span text:style-name="T37"><text:tab/></text:span><text:span text:style-name="T38"><text:tab/></text:span><text:span text:style-name="T39"><text:tab/></text:span><text:span text:style-name="T40">2020г.</text:span><text:span text:style-name="T41"><text:tab/></text:span><text:span text:style-name="T42"><text:tab/></text:span></text:p>
            <text:p text:style-name="P43"><text:span text:style-name="T44">Преподаватель:</text:span><text:span text:style-name="T45"><text:tab/></text:span><text:span text:style-name="T46"><text:tab/></text:span><text:span text:style-name="T47"><text:tab/>Трубченко Никита Михайлович.</text:span><text:span text:style-name="T48"><text:tab/></text:span><text:span text:style-name="T49"><text:tab/></text:span><text:span text:style-name="T50"><text:tab/></text:span><text:span text:style-name="T51"><text:tab/></text:span></text:p>
            <text:p text:style-name="P52"><text:span text:style-name="T53">Входной контроль знаний с оценкой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/text:p>
            <text:p text:style-name="P59"><text:span text:style-name="T60">Отчёт сдан “</text:span><text:span text:style-name="T61"><text:tab/></text:span><text:span text:style-name="T62">“<text:s/></text:span><text:span text:style-name="T63"><text:tab/></text:span><text:span text:style-name="T64"><text:tab/></text:span><text:span text:style-name="T65">20</text:span><text:span text:style-name="T66"><text:tab/></text:span><text:span text:style-name="T67">г., итоговая оценка<text:s/></text:span><text:span text:style-name="T68"><text:tab/></text:span><text:span text:style-name="T69"><text:tab/></text:span></text:p>
            <text:p text:style-name="P70"><text:span text:style-name="T71">Подпись преподавателя<text:s/></text:span><text:span text:style-name="T72"><text:tab/></text:span><text:span text:style-name="T73"><text:tab/></text:span><text:span text:style-name="T74"><text:tab/></text:span><text:span text:style-name="T75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6"><text:span text:style-name="T77">Тема</text:span><text:span text:style-name="T78">: НАМ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/text:p>
        </text:list-item>
      </text:list>
      <text:p text:style-name="Обычный"/>
      <text:list text:style-name="LFO2" text:continue-numbering="true">
        <text:list-item>
          <text:p text:style-name="P90"><text:span text:style-name="T91">Цель работы</text:span><text:span text:style-name="T92">: <text:s/>Составить программу НАМ, выполняющую заданное действие над словами</text:span></text:p>
        </text:list-item>
      </text:list>
      <text:p text:style-name="Обычный"/>
      <text:list text:style-name="LFO3" text:continue-numbering="true">
        <text:list-item>
          <text:p text:style-name="P93"><text:span text:style-name="T94">Задание</text:span><text:span text:style-name="T95"><text:s/>(</text:span><text:span text:style-name="T96">вариант 25, 26</text:span><text:span text:style-name="T97"><text:tab/>):<text:s/></text:span><text:span text:style-name="T98">Прибавление единицы к шестнадцатеричному числу, вычитание единицы из<text:s/></text:span><text:span text:style-name="T99">шестнадцатеричного числа</text:span><text:span text:style-name="T100">.</text:span></text:p>
        </text:list-item>
      </text:list>
      <text:p text:style-name="Обычный"/>
      <text:list text:style-name="LFO4" text:continue-numbering="true">
        <text:list-item>
          <text:p text:style-name="P101"><text:span text:style-name="T102">Оборудование</text:span><text:span text:style-name="T103"><text:s/>(</text:span><text:span text:style-name="T104">лабораторное</text:span><text:span text:style-name="T105">):</text:span></text:p>
        </text:list-item>
      </text:list>
      <text:p text:style-name="P106"><text:span text:style-name="T107">ЭВМ<text:s/></text:span><text:span text:style-name="T108"><text:tab/></text:span><text:span text:style-name="T109"><text:tab/></text:span><text:span text:style-name="T110">, процессор<text:s/></text:span><text:span text:style-name="T111"><text:tab/></text:span><text:span text:style-name="T112"><text:tab/></text:span><text:span text:style-name="T113">, имя узла сети<text:s/></text:span><text:span text:style-name="T114"><text:tab/></text:span><text:span text:style-name="T115"><text:tab/></text:span><text:span text:style-name="T116"><text:tab/></text:span><text:span text:style-name="T117"><text:s/>с ОП<text:s/></text:span><text:span text:style-name="T118"><text:tab/></text:span><text:span text:style-name="T119"><text:tab/><text:s text:c="9"/></text:span><text:span text:style-name="T120"><text:s/>МБ</text:span></text:p>
      <text:p text:style-name="P121"><text:span text:style-name="T122">НМД<text:s/></text:span><text:span text:style-name="T123"><text:tab/></text:span><text:span text:style-name="T124"><text:tab/></text:span><text:span text:style-name="T125"><text:s/>ГБ. <text:s/>Терминал<text:s/></text:span><text:span text:style-name="T126"><text:tab/></text:span><text:span text:style-name="T127"><text:tab/></text:span><text:span text:style-name="T128"><text:s/>адрес<text:s/></text:span><text:span text:style-name="T129"><text:tab/></text:span><text:span text:style-name="T130"><text:tab/></text:span><text:span text:style-name="T131"><text:tab/></text:span><text:span text:style-name="T132">. Принтер<text:s/></text:span><text:span text:style-name="T133"><text:tab/></text:span><text:span text:style-name="T134"><text:tab/></text:span><text:span text:style-name="T135"><text:tab/></text:span></text:p>
      <text:p text:style-name="P136"><text:span text:style-name="T137">Другие устройства<text:s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/text:p>
      <text:p text:style-name="P162"/>
      <text:p text:style-name="P163"><text:span text:style-name="T164">Оборудование ПЭВМ студента, если использовалось:</text:span></text:p>
      <text:p text:style-name="P165"><text:span text:style-name="T166">Процессор</text:span><text:span text:style-name="T167"><text:s/></text:span><text:span text:style-name="T168"><text:tab/></text:span><text:span text:style-name="T169"><text:tab/>intel core i5-7200U</text:span><text:span text:style-name="T170"><text:tab/></text:span><text:span text:style-name="T171"><text:tab/></text:span><text:span text:style-name="T172">,<text:s/></text:span><text:span text:style-name="T173">ОП</text:span><text:span text:style-name="T174"><text:s/></text:span><text:span text:style-name="T175"><text:tab/>12288</text:span><text:span text:style-name="T176"><text:tab/></text:span><text:span text:style-name="T177"><text:s/></text:span><text:span text:style-name="T178">МБ</text:span><text:span text:style-name="T179">,<text:s/></text:span><text:span text:style-name="T180">НМД</text:span><text:span text:style-name="T181"><text:s text:c="2"/></text:span><text:span text:style-name="T182">ГБ</text:span><text:span text:style-name="T183">.<text:s/></text:span><text:span text:style-name="T184">Монитор<text:s/></text:span><text:span text:style-name="T185"><text:tab/></text:span><text:span text:style-name="T186"><text:tab/></text:span><text:span text:style-name="T187"><text:tab/></text:span></text:p>
      <text:p text:style-name="P188"><text:span text:style-name="T189">Другие устройства<text:s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/text:p>
      <text:p text:style-name="Обычный"/>
      <text:list text:style-name="LFO5" text:continue-numbering="true">
        <text:list-item>
          <text:p text:style-name="P214"><text:span text:style-name="T215">Программное обеспечение</text:span><text:span text:style-name="T216"><text:s/>(</text:span><text:span text:style-name="T217">лабораторное</text:span><text:span text:style-name="T218">):</text:span></text:p>
        </text:list-item>
      </text:list>
      <text:p text:style-name="P219"><text:span text:style-name="T220">Операционная система семейства<text:s/></text:span><text:span text:style-name="T221"><text:tab/></text:span><text:span text:style-name="T222"><text:tab/></text:span><text:span text:style-name="T223">, наименование<text:s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s/>версия<text:s/></text:span><text:span text:style-name="T229"><text:tab/></text:span><text:span text:style-name="T230"><text:tab/></text:span></text:p>
      <text:p text:style-name="P231"><text:span text:style-name="T232">Интерпретатор команд<text:s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s/>версия<text:s/></text:span><text:span text:style-name="T241"><text:tab/></text:span><text:span text:style-name="T242"><text:tab/></text:span><text:span text:style-name="T243"><text:tab/></text:span></text:p>
      <text:p text:style-name="P244"><text:span text:style-name="T245">Система программирования<text:s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s/>версия<text:s/></text:span><text:span text:style-name="T254"><text:tab/></text:span><text:span text:style-name="T255"><text:tab/></text:span><text:span text:style-name="T256"><text:tab/></text:span></text:p>
      <text:p text:style-name="P257"><text:span text:style-name="T258">Редактор текстов<text:s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s/>версия<text:s/></text:span><text:span text:style-name="T268"><text:tab/></text:span><text:span text:style-name="T269"><text:tab/></text:span><text:span text:style-name="T270"><text:tab/></text:span></text:p>
      <text:p text:style-name="P271"><text:span text:style-name="T272">Утилиты операционной системы<text:s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/text:p>
      <text:p text:style-name="P295"><text:span text:style-name="T296">Прикладные системы и программы<text:s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/text:p>
      <text:p text:style-name="P306"><text:span text:style-name="T307">Местонахождения и имена файлов программ и данных<text:s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/text:p>
      <text:p text:style-name="P327"/>
      <text:p text:style-name="P328"><text:span text:style-name="T329">Программно</text:span><text:span text:style-name="T330">е обеспечение ЭВМ студента, если использовалось:</text:span></text:p>
      <text:p text:style-name="P331"><text:span text:style-name="T332">Операционная система семейства<text:s/></text:span><text:span text:style-name="T333"><text:tab/></text:span><text:span text:style-name="T334"><text:tab/></text:span><text:span text:style-name="T335">, наименование<text:s/></text:span><text:span text:style-name="T336"><text:tab/></text:span><text:span text:style-name="T337"><text:tab/></text:span><text:span text:style-name="T338"><text:tab/></text:span><text:span text:style-name="T339"><text:s/>версия<text:s/></text:span><text:span text:style-name="T340"><text:tab/></text:span></text:p>
      <text:p text:style-name="P341"><text:span text:style-name="T342">Интерпретатор команд<text:s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s/>версия<text:s/></text:span><text:span text:style-name="T351"><text:tab/></text:span><text:span text:style-name="T352"><text:tab/></text:span><text:span text:style-name="T353"><text:tab/></text:span></text:p>
      <text:p text:style-name="P354"><text:span text:style-name="T355">Система программирования<text:s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s/>версия<text:s/></text:span><text:span text:style-name="T364"><text:tab/></text:span><text:span text:style-name="T365"><text:tab/></text:span></text:p>
      <text:p text:style-name="P366"><text:span text:style-name="T367">Редактор текстов<text:s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s/>версия<text:s/></text:span><text:span text:style-name="T376"><text:tab/></text:span><text:span text:style-name="T377"><text:tab/></text:span><text:span text:style-name="T378"><text:tab/></text:span></text:p>
      <text:p text:style-name="P379"><text:span text:style-name="T380">Утилиты операционной систем</text:span><text:span text:style-name="T381">ы<text:s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/text:p>
      <text:p text:style-name="P404"><text:span text:style-name="T405">Прикладные системы и программы<text:s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/text:p>
      <text:p text:style-name="P415"><text:span text:style-name="T416">Местонахождения и имена файлов программ и данных <text:s text:c="2"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tab/></text:span><text:span text:style-name="T433"><text:tab/></text:span><text:span text:style-name="T434"><text:tab/></text:span><text:span text:style-name="T435"><text:tab/></text:span></text:p>
      <text:list text:style-name="LFO6" text:continue-numbering="true">
        <text:list-item>
          <text:p text:style-name="P436"><text:span text:style-name="T437">Идея, метод, алгоритм</text:span><text:span text:style-name="T438"><text:s/>решения задачи (в формах: словесной, псевдокода, графической [блок-схема, диаграмма, рисунок, таб</text:span><text:span text:style-name="T439">лица] или формальное описание с пред- и постусловиями)</text:span></text:p>
        </text:list-item>
      </text:list>
      <text:p text:style-name="P440"/>
      <text:p text:style-name="P441">№25</text:p>
      <text:p text:style-name="P442">//Alphabet</text:p>
      <text:p text:style-name="P443"/>
      <text:p text:style-name="P444">T = {0, 1, 2, 3, 4, 5, 6, 7, 8, 9, A, B, C, D, E, F, *, !, ', ^}</text:p>
      <text:p text:style-name="P445">I = {0, 1, 2, 3, 4, 5, 6, 7, 8, 9, A, B, C, D, E, F}</text:p>
      <text:p text:style-name="P446"/>
      <text:p text:style-name="P447">//Rule</text:p>
      <text:p text:style-name="P448"/>
      <text:p text:style-name="P449">*0 -&gt; '0*</text:p>
      <text:p text:style-name="P450">*1 -&gt; '1*</text:p>
      <text:p text:style-name="P451">*2 -&gt; '2*<text:s/></text:p>
      <text:p text:style-name="P452">*3 -&gt; '3*<text:s/></text:p>
      <text:p text:style-name="P453">*4 -&gt; '4*<text:s/></text:p>
      <text:p text:style-name="P454">*5<text:s/>-&gt; '5*<text:s/></text:p>
      <text:p text:style-name="P455">*6 -&gt; '6*<text:s/></text:p>
      <text:p text:style-name="P456">*7 -&gt; '7*<text:s/></text:p>
      <text:p text:style-name="P457">*8 -&gt; '8*<text:s/></text:p>
      <text:p text:style-name="P458">*9 -&gt; '9*<text:s/></text:p>
      <text:p text:style-name="P459">*A -&gt; 'A*<text:s/></text:p>
      <text:p text:style-name="P460">*B -&gt; 'B*<text:s/></text:p>
      <text:p text:style-name="P461">*C -&gt; 'C*<text:s/></text:p>
      <text:p text:style-name="P462">*D -&gt; 'D*<text:s/></text:p>
      <text:p text:style-name="P463">*E -&gt; 'E*<text:s/></text:p>
      <text:p text:style-name="P464">*F -&gt; 'F*</text:p>
      <text:p text:style-name="P465"/>
      <text:p text:style-name="P466">0' -&gt; '0</text:p>
      <text:p text:style-name="P467">1' -&gt; '1</text:p>
      <text:p text:style-name="P468">2' -&gt; '2</text:p>
      <text:p text:style-name="P469">3' -&gt; '3</text:p>
      <text:p text:style-name="P470">4' -&gt; '4</text:p>
      <text:p text:style-name="P471">5' -&gt; '5</text:p>
      <text:p text:style-name="P472">6' -&gt; '6</text:p>
      <text:p text:style-name="P473">7' -&gt; '7</text:p>
      <text:p text:style-name="P474">8' -&gt; '8</text:p>
      <text:p text:style-name="P475">9' -&gt; '9</text:p>
      <text:p text:style-name="P476">A' -&gt; 'A</text:p>
      <text:p text:style-name="P477">B' -&gt; 'B</text:p>
      <text:p text:style-name="P478">C' -&gt; 'C</text:p>
      <text:p text:style-name="P479">D' -&gt; 'D</text:p>
      <text:p text:style-name="P480">E' -&gt; 'E</text:p>
      <text:p text:style-name="P481">F'<text:s/>-&gt; 'F</text:p>
      <text:p text:style-name="P482"/>
      <text:p text:style-name="P483">'' -&gt; '</text:p>
      <text:p text:style-name="P484">* -&gt; !</text:p>
      <text:p text:style-name="P485">'!0 -&gt;. 10</text:p>
      <text:p text:style-name="P486"/>
      <text:p text:style-name="P487">F! -&gt; !0</text:p>
      <text:p text:style-name="P488">0! -&gt; 1</text:p>
      <text:p text:style-name="P489">1! -&gt; 2</text:p>
      <text:p text:style-name="P490">2! -&gt; 3</text:p>
      <text:p text:style-name="P491">3! -&gt; 4</text:p>
      <text:soft-page-break/>
      <text:p text:style-name="P492">4! -&gt; 5</text:p>
      <text:p text:style-name="P493">5! -&gt; 6</text:p>
      <text:p text:style-name="P494">6! -&gt; 7</text:p>
      <text:p text:style-name="P495">7! -&gt; 8</text:p>
      <text:p text:style-name="P496">8! -&gt; 9</text:p>
      <text:p text:style-name="P497">9! -&gt; A</text:p>
      <text:p text:style-name="P498">A! -&gt; B</text:p>
      <text:p text:style-name="P499">B! -&gt; C</text:p>
      <text:p text:style-name="P500">C! -&gt; D</text:p>
      <text:p text:style-name="P501">D! -&gt; E</text:p>
      <text:p text:style-name="P502">E! -&gt; F</text:p>
      <text:p text:style-name="P503"/>
      <text:p text:style-name="P504">'1 -&gt;. 1</text:p>
      <text:p text:style-name="P505">'2 -&gt;. 2</text:p>
      <text:p text:style-name="P506">'3 -&gt;. 3</text:p>
      <text:p text:style-name="P507">'4 -&gt;. 4</text:p>
      <text:p text:style-name="P508">'5 -&gt;. 5</text:p>
      <text:p text:style-name="P509">'6 -&gt;. 6</text:p>
      <text:p text:style-name="P510">'7 -&gt;. 7</text:p>
      <text:p text:style-name="P511">'8 -&gt;. 8</text:p>
      <text:p text:style-name="P512">'9 -&gt;. 9</text:p>
      <text:p text:style-name="P513">'A -&gt;. A</text:p>
      <text:p text:style-name="P514">'B<text:s/>-&gt;. B</text:p>
      <text:p text:style-name="P515">'C -&gt;. C</text:p>
      <text:p text:style-name="P516"><text:span text:style-name="T517">'D -&gt;.<text:s/></text:span><text:span text:style-name="T518">D</text:span></text:p>
      <text:p text:style-name="P519">'E -&gt;. E</text:p>
      <text:p text:style-name="P520">'F -&gt;. F</text:p>
      <text:p text:style-name="P521"/>
      <text:p text:style-name="P522">0 -&gt; *0</text:p>
      <text:p text:style-name="P523">1 -&gt; *1</text:p>
      <text:p text:style-name="P524">2 -&gt; *2</text:p>
      <text:p text:style-name="P525">3 -&gt; *3</text:p>
      <text:p text:style-name="P526">4 -&gt; *4</text:p>
      <text:p text:style-name="P527">5 -&gt; *5</text:p>
      <text:p text:style-name="P528">6 -&gt; *6</text:p>
      <text:p text:style-name="P529">7 -&gt; *7</text:p>
      <text:p text:style-name="P530">8 -&gt; *8</text:p>
      <text:p text:style-name="P531">9 -&gt; *9</text:p>
      <text:p text:style-name="P532">A -&gt; *A</text:p>
      <text:p text:style-name="P533">B -&gt; *B</text:p>
      <text:p text:style-name="P534">C -&gt; *C</text:p>
      <text:p text:style-name="P535">D -&gt; *D</text:p>
      <text:p text:style-name="P536">E -&gt; *E</text:p>
      <text:p text:style-name="P537">F -&gt; *F</text:p>
      <text:p text:style-name="P538"/>
      <text:p text:style-name="P539">№26</text:p>
      <text:p text:style-name="P540"><text:span text:style-name="T541">/</text:span><text:span text:style-name="T542">/Alphabet</text:span></text:p>
      <text:p text:style-name="P543"/>
      <text:p text:style-name="P544">T = {0, 1, 2, 3, 4, 5, 6, 7, 8, 9, A, B, C, D, E, F, *, !, ', ^, —}</text:p>
      <text:p text:style-name="P545">I = {0, 1, 2, 3, 4, 5, 6, 7, 8, 9, A, B, C, D, E, F}</text:p>
      <text:p text:style-name="P546"/>
      <text:p text:style-name="P547">//Rule</text:p>
      <text:p text:style-name="P548"/>
      <text:p text:style-name="P549">*0 -&gt; '0*</text:p>
      <text:p text:style-name="P550">*1 -&gt; '1*</text:p>
      <text:p text:style-name="P551">*2 -&gt; '2*<text:s/></text:p>
      <text:p text:style-name="P552">*3 -&gt; '3*<text:s/></text:p>
      <text:p text:style-name="P553">*4 -&gt; '4*<text:s/></text:p>
      <text:p text:style-name="P554">*5 -&gt; '5*<text:s/></text:p>
      <text:p text:style-name="P555">*6 -&gt; '6*<text:s/></text:p>
      <text:p text:style-name="P556">*7 -&gt; '7*<text:s/></text:p>
      <text:p text:style-name="P557">*8 -&gt; '8*<text:s/></text:p>
      <text:p text:style-name="P558">*9 -&gt; '9*<text:s/></text:p>
      <text:p text:style-name="P559">*A -&gt; 'A*<text:s/></text:p>
      <text:p text:style-name="P560">*B -&gt; 'B*<text:s/></text:p>
      <text:p text:style-name="P561">*C -&gt; 'C*<text:s/></text:p>
      <text:p text:style-name="P562">*D -&gt; 'D*<text:s/></text:p>
      <text:p text:style-name="P563">*E -&gt; 'E*<text:s/></text:p>
      <text:p text:style-name="P564">*F -&gt; 'F*</text:p>
      <text:p text:style-name="P565"/>
      <text:p text:style-name="P566">0' -&gt; '0</text:p>
      <text:p text:style-name="P567">1' -&gt; '1</text:p>
      <text:p text:style-name="P568">2' -&gt; '2</text:p>
      <text:p text:style-name="P569">3' -&gt; '3</text:p>
      <text:p text:style-name="P570">4' -&gt; '4</text:p>
      <text:p text:style-name="P571">5' -&gt; '5</text:p>
      <text:p text:style-name="P572">6' -&gt; '6</text:p>
      <text:p text:style-name="P573">7' -&gt; '7</text:p>
      <text:p text:style-name="P574">8' -&gt; '8</text:p>
      <text:p text:style-name="P575">9' -&gt; '9</text:p>
      <text:p text:style-name="P576">A' -&gt; 'A</text:p>
      <text:p text:style-name="P577">B' -&gt; 'B</text:p>
      <text:p text:style-name="P578">C' -&gt; 'C</text:p>
      <text:p text:style-name="P579">D' -&gt; 'D</text:p>
      <text:p text:style-name="P580">E' -&gt; 'E</text:p>
      <text:p text:style-name="P581">F' -&gt; 'F</text:p>
      <text:p text:style-name="P582"/>
      <text:p text:style-name="P583">^01 -&gt; ^1</text:p>
      <text:p text:style-name="P584">^02 -&gt; ^2</text:p>
      <text:p text:style-name="P585">^03 -&gt; ^3</text:p>
      <text:p text:style-name="P586">^04 -&gt; ^4</text:p>
      <text:p text:style-name="P587">^05 -&gt; ^5</text:p>
      <text:p text:style-name="P588">^06 -&gt; ^6</text:p>
      <text:p text:style-name="P589">^07 -&gt; ^7</text:p>
      <text:p text:style-name="P590">^08 -&gt; ^8</text:p>
      <text:p text:style-name="P591">^09 -&gt; ^9</text:p>
      <text:p text:style-name="P592">^0A -&gt; ^A</text:p>
      <text:p text:style-name="P593">^0B -&gt; ^B</text:p>
      <text:p text:style-name="P594">^0C -&gt; ^C</text:p>
      <text:p text:style-name="P595">^0D -&gt; ^D</text:p>
      <text:p text:style-name="P596">^0E -&gt; ^E</text:p>
      <text:p text:style-name="P597">^0F -&gt; ^F</text:p>
      <text:p text:style-name="P598"/>
      <text:p text:style-name="P599">^'0* -&gt;.0</text:p>
      <text:soft-page-break/>
      <text:p text:style-name="P600">* -&gt; !</text:p>
      <text:p text:style-name="P601">' -&gt; ^</text:p>
      <text:p text:style-name="P602">^^ -&gt; ^</text:p>
      <text:p text:style-name="P603">^0! -&gt;. —1</text:p>
      <text:p text:style-name="P604"/>
      <text:p text:style-name="P605">0! -&gt; !F</text:p>
      <text:p text:style-name="P606">1! -&gt; 0</text:p>
      <text:p text:style-name="P607">2! -&gt; 1</text:p>
      <text:p text:style-name="P608">3! -&gt; 2</text:p>
      <text:p text:style-name="P609">4! -&gt; 3</text:p>
      <text:p text:style-name="P610">5! -&gt; 4</text:p>
      <text:p text:style-name="P611">6! -&gt; 5</text:p>
      <text:p text:style-name="P612">7! -&gt; 6</text:p>
      <text:p text:style-name="P613">8! -&gt; 7</text:p>
      <text:p text:style-name="P614">9! -&gt; 8</text:p>
      <text:p text:style-name="P615">A! -&gt; 9</text:p>
      <text:p text:style-name="P616">B! -&gt; A</text:p>
      <text:p text:style-name="P617">C! -&gt; B</text:p>
      <text:p text:style-name="P618">D! -&gt; C</text:p>
      <text:p text:style-name="P619">E! -&gt; D</text:p>
      <text:p text:style-name="P620">F! -&gt; E</text:p>
      <text:p text:style-name="P621"/>
      <text:p text:style-name="P622"/>
      <text:p text:style-name="P623"/>
      <text:p text:style-name="P624">^1 -&gt;. 1</text:p>
      <text:p text:style-name="P625">^2 -&gt;. 2</text:p>
      <text:p text:style-name="P626">^3 -&gt;. 3</text:p>
      <text:p text:style-name="P627">^4 -&gt;. 4</text:p>
      <text:p text:style-name="P628">^5 -&gt;. 5</text:p>
      <text:p text:style-name="P629">^6 -&gt;. 6</text:p>
      <text:p text:style-name="P630">^7<text:s/>-&gt;. 7</text:p>
      <text:p text:style-name="P631">^8 -&gt;. 8</text:p>
      <text:p text:style-name="P632">^9 -&gt;. 9</text:p>
      <text:p text:style-name="P633">^A -&gt;. A</text:p>
      <text:p text:style-name="P634">^B -&gt;. B</text:p>
      <text:p text:style-name="P635">^C -&gt;. C</text:p>
      <text:p text:style-name="P636">^D -&gt;. D</text:p>
      <text:p text:style-name="P637">^E -&gt;. E</text:p>
      <text:p text:style-name="P638">^F -&gt;. F</text:p>
      <text:p text:style-name="P639"/>
      <text:p text:style-name="P640">0 -&gt; *0</text:p>
      <text:p text:style-name="P641">1 -&gt; *1</text:p>
      <text:p text:style-name="P642">2 -&gt; *2</text:p>
      <text:p text:style-name="P643">3 -&gt; *3</text:p>
      <text:p text:style-name="P644">4 -&gt; *4</text:p>
      <text:p text:style-name="P645">5 -&gt; *5</text:p>
      <text:p text:style-name="P646">6 -&gt; *6</text:p>
      <text:p text:style-name="P647">7 -&gt; *7</text:p>
      <text:p text:style-name="P648">8 -&gt; *8</text:p>
      <text:p text:style-name="P649">9 -&gt; *9</text:p>
      <text:p text:style-name="P650">A -&gt; *A</text:p>
      <text:p text:style-name="P651">B -&gt; *B</text:p>
      <text:soft-page-break/>
      <text:p text:style-name="P652"><text:span text:style-name="T653">C</text:span><text:span text:style-name="T654"><text:s/>-&gt; *</text:span><text:span text:style-name="T655">C</text:span></text:p>
      <text:p text:style-name="P656"><text:span text:style-name="T657">D</text:span><text:span text:style-name="T658"><text:s/>-&gt; *</text:span><text:span text:style-name="T659">D</text:span></text:p>
      <text:p text:style-name="P660"><text:span text:style-name="T661">E</text:span><text:span text:style-name="T662"><text:s/>-&gt; *</text:span><text:span text:style-name="T663">E</text:span></text:p>
      <text:p text:style-name="P664"><text:span text:style-name="T665">F -&gt; *F</text:span></text:p>
      <text:p text:style-name="P666"/>
      <text:p text:style-name="P667"><text:span text:style-name="T668">Сценарий выполнения работы</text:span><text:span text:style-name="T669"><text:s/>[план работы,<text:s/></text:span><text:span text:style-name="T670">первоначальный текст программы в черновике (можно на отдельном листе) и тесты, либо соображения по тестированию].</text:span></text:p>
      <text:p text:style-name="Обычный"><text:span text:style-name="T671">Пункты 1-7 отчёта составляются<text:s/></text:span><text:span text:style-name="T672">строго до</text:span><text:span text:style-name="T673"><text:s/>начала лабораторной работы.</text:span></text:p>
      <text:p text:style-name="Обычный"/>
      <text:p text:style-name="P674"><text:span text:style-name="T675">Допущен к выполнению работы. Подпись преподавателя<text:s/></text:span><text:span text:style-name="T676"><text:tab/></text:span><text:span text:style-name="T677"><text:tab/></text:span><text:span text:style-name="T678"><text:tab/></text:span><text:span text:style-name="T679"><text:tab/></text:span></text:p>
      <text:list text:style-name="LFO7" text:continue-numbering="true">
        <text:list-item>
          <text:p text:style-name="P680"><text:span text:style-name="T681">Распечатка прото</text:span><text:span text:style-name="T682">кола</text:span><text:span text:style-name="T683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Обычный"/>
      <text:list text:style-name="LFO8" text:continue-numbering="true">
        <text:list-item>
          <text:p text:style-name="P684"><text:span text:style-name="T685">Дневник отладки</text:span><text:span text:style-name="T686"><text:s/>должен содержать дату и время сеансов отладки, и основные ошибки (ошибки в сценарии и программе, не стандартные операции) и<text:s/></text:span><text:span text:style-name="T687">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<text:span text:style-name="T699">№</text:span></text:p>
          </table:table-cell>
          <table:table-cell table:style-name="TableCell700">
            <text:p text:style-name="P701"><text:span text:style-name="T702">Лаб.</text:span></text:p>
            <text:p text:style-name="P703"><text:span text:style-name="T704">или</text:span></text:p>
            <text:p text:style-name="P705"><text:span text:style-name="T706">дом.</text:span></text:p>
          </table:table-cell>
          <table:table-cell table:style-name="TableCell707">
            <text:p text:style-name="P708"><text:span text:style-name="T709">Дата</text:span></text:p>
          </table:table-cell>
          <table:table-cell table:style-name="TableCell710">
            <text:p text:style-name="P711"><text:span text:style-name="T712">Время</text:span></text:p>
          </table:table-cell>
          <table:table-cell table:style-name="TableCell713">
            <text:p text:style-name="P714"><text:span text:style-name="T715">Событие</text:span></text:p>
          </table:table-cell>
          <table:table-cell table:style-name="TableCell716">
            <text:p text:style-name="P717"><text:span text:style-name="T718">Действие по исправлению</text:span></text:p>
          </table:table-cell>
          <table:table-cell table:style-name="TableCell719">
            <text:p text:style-name="P720"><text:span text:style-name="T721">Примечание</text:span></text:p>
          </table:table-cell>
        </table:table-row>
        <table:table-row table:style-name="TableRow722">
          <table:table-cell table:style-name="TableCell723">
            <text:p text:style-name="P724"/>
            <text:p text:style-name="P725"/>
            <text:p text:style-name="P726"/>
            <text:p text:style-name="P727"/>
            <text:p text:style-name="P728"/>
            <text:p text:style-name="P729"/>
            <text:p text:style-name="P730"/>
            <text:p text:style-name="P731"/>
            <text:p text:style-name="P732"/>
            <text:p text:style-name="P733"/>
            <text:p text:style-name="P734"/>
            <text:p text:style-name="P735"/>
            <text:p text:style-name="P736"/>
            <text:p text:style-name="P737"/>
            <text:p text:style-name="P738"/>
            <text:p text:style-name="P739"/>
            <text:p text:style-name="P740"/>
            <text:p text:style-name="P741"/>
            <text:p text:style-name="P742"/>
            <text:p text:style-name="P743"/>
            <text:p text:style-name="P744"/>
            <text:p text:style-name="P745"/>
            <text:p text:style-name="P746"/>
            <text:p text:style-name="P747"/>
            <text:p text:style-name="P748"/>
            <text:p text:style-name="P749"/>
            <text:p text:style-name="P750"/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</table:table>
      <text:p text:style-name="P764"/>
      <text:list text:style-name="LFO9" text:continue-numbering="true">
        <text:list-item>
          <text:p text:style-name="P765"><text:span text:style-name="T766">Замечание автора по существу работы<text:s/></text:span><text:span text:style-name="T767"><text:tab/></text:span><text:span text:style-name="T768"><text:tab/></text:span><text:span text:style-name="T769"><text:tab/></text:span><text:span text:style-name="T770"><text:tab/></text:span><text:span text:style-name="T771"><text:tab/></text:span><text:span text:style-name="T772"><text:tab/></text:span><text:span text:style-name="T773"><text:tab/></text:span><text:span text:style-name="T774"><text:tab/></text:span><text:span text:style-name="T775"><text:tab/></text:span><text:span text:style-name="T776"><text:tab/></text:span><text:span text:style-name="T777"><text:tab/></text:span><text:span text:style-name="T778"><text:tab/></text:span><text:span text:style-name="T779"><text:tab/></text:span><text:span text:style-name="T780"><text:tab/></text:span><text:span text:style-name="T781"><text:tab/></text:span><text:span text:style-name="T782"><text:tab/></text:span><text:span text:style-name="T783"><text:tab/></text:span><text:span text:style-name="T784"><text:tab/></text:span><text:span text:style-name="T785"><text:tab/>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text:span text:style-name="T792"><text:tab/></text:span><text:span text:style-name="T793"><text:tab/></text:span><text:span text:style-name="T794"><text:tab/></text:span><text:span text:style-name="T795"><text:tab/></text:span><text:span text:style-name="T796"><text:tab/></text:span><text:span text:style-name="T797"><text:tab/></text:span><text:span text:style-name="T798"><text:tab/></text:span><text:span text:style-name="T799"><text:tab/></text:span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<text:tab/></text:span><text:span text:style-name="T806"><text:tab/></text:span><text:span text:style-name="T807"><text:tab/></text:span><text:span text:style-name="T808"><text:tab/></text:span><text:span text:style-name="T809"><text:tab/></text:span><text:span text:style-name="T810"><text:tab/></text:span><text:span text:style-name="T811"><text:tab/></text:span><text:span text:style-name="T812"><text:tab/></text:span><text:span text:style-name="T813"><text:tab/></text:span></text:p>
        </text:list-item>
        <text:list-item>
          <text:p text:style-name="P814"><text:span text:style-name="T815">Выводы <text:s/>: <text:s text:c="2"/>изучил и освоил<text:s/></text:span><text:span text:style-name="T816">НАМ</text:span></text:p>
        </text:list-item>
        <text:list-item>
          <text:p text:style-name="P817"/>
        </text:list-item>
      </text:list>
      <text:soft-page-break/>
      <text:p text:style-name="P818"><text:span text:style-name="T819">Недочеты, допущенные при выполнении задания, могут быть устранены следующим образом<text:s/></text:span><text:span text:style-name="T820"><text:tab/></text:span><text:span text:style-name="T821"><text:tab/></text:span><text:span text:style-name="T822"><text:tab/></text:span><text:span text:style-name="T823"><text:tab/></text:span><text:span text:style-name="T824"><text:tab/></text:span><text:span text:style-name="T825"><text:tab/></text:span><text:span text:style-name="T826"><text:tab/></text:span><text:span text:style-name="T827"><text:tab/></text:span><text:span text:style-name="T828"><text:tab/></text:span><text:span text:style-name="T829"><text:tab/></text:span><text:span text:style-name="T830"><text:tab/></text:span><text:span text:style-name="T831"><text:tab/></text:span><text:span text:style-name="T832"><text:tab/></text:span><text:span text:style-name="T833"><text:tab/></text:span><text:span text:style-name="T834"><text:tab/></text:span><text:span text:style-name="T835"><text:tab/></text:span><text:span text:style-name="T836"><text:tab/></text:span><text:span text:style-name="T837"><text:tab/></text:span><text:span text:style-name="T838"><text:tab/></text:span><text:span text:style-name="T839"><text:tab/></text:span><text:span text:style-name="T840"><text:tab/></text:span><text:span text:style-name="T841"><text:tab/></text:span><text:span text:style-name="T842"><text:tab/></text:span><text:span text:style-name="T843"><text:tab/></text:span><text:span text:style-name="T844"><text:tab/></text:span><text:span text:style-name="T845"><text:tab/></text:span><text:span text:style-name="T846"><text:tab/></text:span><text:span text:style-name="T847"><text:tab/></text:span><text:span text:style-name="T848"><text:tab/></text:span><text:span text:style-name="T849"><text:tab/></text:span><text:span text:style-name="T850"><text:tab/></text:span><text:span text:style-name="T851"><text:tab/></text:span><text:span text:style-name="T852"><text:tab/></text:span><text:span text:style-name="T853"><text:tab/></text:span><text:span text:style-name="T854"><text:tab/></text:span><text:span text:style-name="T855"><text:tab/></text:span><text:span text:style-name="T856"><text:tab/></text:span><text:span text:style-name="T857"><text:tab/></text:span><text:span text:style-name="T858"><text:tab/></text:span><text:span text:style-name="T859"><text:tab/></text:span></text:p>
      <text:p text:style-name="P860"/>
      <text:p text:style-name="P861"><text:span text:style-name="T862">Подпись студента<text:s/></text:span><text:span text:style-name="T863"><text:tab/></text:span><text:span text:style-name="T864"><text:tab/></text:span><text:span text:style-name="T86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бычныйвеб" style:display-name="Обычный (веб)" style:family="paragraph" style:parent-style-name="Обычный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твей Попов</dc:creator>
    <meta:creation-date>2020-10-26T16:52:00Z</meta:creation-date>
    <dc:date>2020-12-29T12:15:00Z</dc:date>
    <meta:template xlink:href="Normal" xlink:type="simple"/>
    <meta:editing-cycles>4</meta:editing-cycles>
    <meta:editing-duration>PT300S</meta:editing-duration>
    <meta:document-statistic meta:page-count="7" meta:paragraph-count="9" meta:word-count="738" meta:character-count="4942" meta:row-count="35" meta:non-whitespace-character-count="4213"/>
  </office:meta>
</office:document-meta>
</file>